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adornments="Bold" style:font-family-generic="swiss" style:font-pitch="variable"/>
    <style:font-face style:name="Verdana1" svg:font-family="Verdana" style:font-adornments="Regular" style:font-family-generic="swiss" style:font-pitch="variable"/>
  </office:font-face-decls>
  <office:automatic-styles>
    <style:style style:name="Table17" style:family="table">
      <style:table-properties style:width="17.595cm" fo:margin-left="0cm" table:align="left" style:may-break-between-rows="true" table:border-model="collapsing"/>
    </style:style>
    <style:style style:name="Table17.A" style:family="table-column">
      <style:table-column-properties style:column-width="0.706cm"/>
    </style:style>
    <style:style style:name="Table17.B" style:family="table-column">
      <style:table-column-properties style:column-width="16.889cm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" style:family="table">
      <style:table-properties style:width="17.59cm" table:align="margins" style:may-break-between-rows="true" table:border-model="collapsing"/>
    </style:style>
    <style:style style:name="Table3.A" style:family="table-column">
      <style:table-column-properties style:column-width="8.795cm" style:rel-column-width="32767*"/>
    </style:style>
    <style:style style:name="Table3.B" style:family="table-column">
      <style:table-column-properties style:column-width="8.795cm" style:rel-column-width="32768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59cm" table:align="margins" style:shadow="none" style:may-break-between-rows="true" table:border-model="collapsing"/>
    </style:style>
    <style:style style:name="Table2.A" style:family="table-column">
      <style:table-column-properties style:column-width="0.993cm" style:rel-column-width="563*"/>
    </style:style>
    <style:style style:name="Table2.B" style:family="table-column">
      <style:table-column-properties style:column-width="5.606cm" style:rel-column-width="3178*"/>
    </style:style>
    <style:style style:name="Table2.C" style:family="table-column">
      <style:table-column-properties style:column-width="10.991cm" style:rel-column-width="6231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ubtitle">
      <style:paragraph-properties fo:text-align="end" style:justify-single-word="false"/>
      <style:text-properties fo:font-size="10pt" style:text-underline-style="solid" style:text-underline-width="auto" style:text-underline-color="font-color" officeooo:rsid="0556328a" officeooo:paragraph-rsid="0556328a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ubtitle">
      <style:text-properties officeooo:rsid="0556328a" officeooo:paragraph-rsid="0556328a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28fac" officeooo:paragraph-rsid="063535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3c19c" officeooo:paragraph-rsid="063535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e981f9" officeooo:paragraph-rsid="063535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1f6058" officeooo:paragraph-rsid="063535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P9" style:family="paragraph" style:parent-style-name="Index">
      <style:text-properties officeooo:paragraph-rsid="01190e7d"/>
    </style:style>
    <style:style style:name="P10" style:family="paragraph" style:parent-style-name="Index">
      <style:text-properties fo:font-size="14pt" fo:font-weight="normal" officeooo:rsid="048de21b" officeooo:paragraph-rsid="048de21b" style:font-size-asian="14pt" style:font-weight-asian="normal" style:font-size-complex="14pt" style:font-weight-complex="normal"/>
    </style:style>
    <style:style style:name="P11" style:family="paragraph" style:parent-style-name="Index">
      <style:text-properties fo:font-size="14pt" fo:font-weight="normal" officeooo:rsid="048de21b" officeooo:paragraph-rsid="063535c9" style:font-size-asian="14pt" style:font-weight-asian="normal" style:font-size-complex="14pt" style:font-weight-complex="normal"/>
    </style:style>
    <style:style style:name="P12" style:family="paragraph" style:parent-style-name="Index">
      <style:text-properties fo:font-size="14pt" officeooo:rsid="01b22773" officeooo:paragraph-rsid="063535c9" style:font-size-asian="14pt" style:font-size-complex="14pt"/>
    </style:style>
    <style:style style:name="P13" style:family="paragraph" style:parent-style-name="Index">
      <style:text-properties officeooo:paragraph-rsid="048de21b"/>
    </style:style>
    <style:style style:name="P14" style:family="paragraph" style:parent-style-name="Index">
      <style:text-properties officeooo:paragraph-rsid="03305dc3"/>
    </style:style>
    <style:style style:name="P15" style:family="paragraph" style:parent-style-name="Index">
      <style:paragraph-properties fo:break-before="page"/>
      <style:text-properties officeooo:paragraph-rsid="03305dc3"/>
    </style:style>
    <style:style style:name="P16" style:family="paragraph" style:parent-style-name="Text_20_body">
      <style:text-properties officeooo:paragraph-rsid="063535c9"/>
    </style:style>
    <style:style style:name="P17" style:family="paragraph" style:parent-style-name="Index">
      <style:paragraph-properties fo:text-align="start" style:justify-single-word="false"/>
      <style:text-properties officeooo:paragraph-rsid="06d800f1"/>
    </style:style>
    <style:style style:name="P18" style:family="paragraph" style:parent-style-name="Title">
      <style:text-properties officeooo:rsid="06e10805" officeooo:paragraph-rsid="06e10805"/>
    </style:style>
    <style:style style:name="P1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break-before="page"/>
      <style:text-properties officeooo:rsid="06e10805" officeooo:paragraph-rsid="06e10805"/>
    </style:style>
    <style:style style:name="P22" style:family="paragraph" style:parent-style-name="Subtitle">
      <style:text-properties officeooo:rsid="06e10805" officeooo:paragraph-rsid="06e10805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6e10805" officeooo:paragraph-rsid="06e108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6e85d6a" officeooo:paragraph-rsid="06e85d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6e10805" officeooo:paragraph-rsid="06e1080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ext_20_body">
      <style:text-properties officeooo:rsid="06cf35c7" officeooo:paragraph-rsid="06d9701d"/>
    </style:style>
    <style:style style:name="P28" style:family="paragraph" style:parent-style-name="Text_20_body">
      <style:text-properties officeooo:paragraph-rsid="06e10805"/>
    </style:style>
    <style:style style:name="P29" style:family="paragraph" style:parent-style-name="Text_20_body">
      <style:text-properties officeooo:rsid="06e066c7" officeooo:paragraph-rsid="06d9701d"/>
    </style:style>
    <style:style style:name="P30" style:family="paragraph" style:parent-style-name="Text_20_body" style:list-style-name="L9">
      <style:text-properties officeooo:rsid="06e45764" officeooo:paragraph-rsid="06e45764"/>
    </style:style>
    <style:style style:name="P31" style:family="paragraph" style:parent-style-name="Text_20_body" style:list-style-name="L10">
      <style:text-properties officeooo:paragraph-rsid="06e45764"/>
    </style:style>
    <style:style style:name="P32" style:family="paragraph" style:parent-style-name="Text_20_body">
      <style:text-properties officeooo:rsid="06e5eeb1" officeooo:paragraph-rsid="06e5eeb1"/>
    </style:style>
    <style:style style:name="P33" style:family="paragraph" style:parent-style-name="Text_20_body">
      <style:text-properties fo:font-weight="bold" officeooo:rsid="06e5eeb1" officeooo:paragraph-rsid="06e5eeb1" style:font-weight-asian="bold" style:font-weight-complex="bold"/>
    </style:style>
    <style:style style:name="P34" style:family="paragraph" style:parent-style-name="Text_20_body">
      <style:text-properties officeooo:rsid="06e94708" officeooo:paragraph-rsid="06e94708"/>
    </style:style>
    <style:style style:name="T1" style:family="text">
      <style:text-properties officeooo:rsid="011531c9"/>
    </style:style>
    <style:style style:name="T2" style:family="text">
      <style:text-properties officeooo:rsid="00d3c19c"/>
    </style:style>
    <style:style style:name="T3" style:family="text">
      <style:text-properties officeooo:rsid="06e242ae"/>
    </style:style>
    <style:style style:name="T4" style:family="text">
      <style:text-properties officeooo:rsid="06e45764"/>
    </style:style>
    <style:style style:name="T5" style:family="text">
      <style:text-properties officeooo:rsid="06e5eeb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bookmark-start text:name="__RefHeading___Toc1312_17142698471"/>Acme Interprise Project<text:bookmark-end text:name="__RefHeading___Toc1312_17142698471"/></text:p>
      <text:p text:style-name="P22">Meeting Minute</text:p>
      <text:p text:style-name="P3"/>
      <text:p text:style-name="P9"/>
      <text:p text:style-name="P10">Ref:</text:p>
      <table:table table:name="Table17" table:style-name="Table17" table:template-name="Default Style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8"/>
          </table:table-cell>
          <table:table-cell table:style-name="Table17.B1" office:value-type="string">
            <text:p text:style-name="P17"/>
          </table:table-cell>
        </table:table-row>
      </table:table>
      <text:p text:style-name="P11">.</text:p>
      <text:p text:style-name="P12">Status of this document</text:p>
      <table:table table:name="Table3" table:style-name="Table3" table:template-name="Default Style">
        <table:table-column table:style-name="Table3.A"/>
        <table:table-column table:style-name="Table3.B"/>
        <table:table-row>
          <table:table-cell table:style-name="Table3.A1" office:value-type="string">
            <text:p text:style-name="P4">Fecha <text:span text:style-name="T2">de </text:span>entrega de este documento:</text:p>
          </table:table-cell>
          <table:table-cell table:style-name="Table3.B1" office:value-type="string">
            <text:p text:style-name="P23">Friday 8, March 2024</text:p>
          </table:table-cell>
        </table:table-row>
        <table:table-row table:style-name="Table3.2">
          <table:table-cell table:style-name="Table3.A2" office:value-type="string">
            <text:p text:style-name="P5">Entregado por:</text:p>
          </table:table-cell>
          <table:table-cell table:style-name="Table3.B2" office:value-type="string">
            <text:p text:style-name="P23">René Astudillo</text:p>
          </table:table-cell>
        </table:table-row>
        <table:table-row table:style-name="Table3.2">
          <table:table-cell table:style-name="Table3.A2" office:value-type="string">
            <text:p text:style-name="P4">Fecha <text:span text:style-name="T2">de aceptación</text:span> de este documento:</text:p>
          </table:table-cell>
          <table:table-cell table:style-name="Table3.B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7">Documento solicitado por:</text:p>
          </table:table-cell>
          <table:table-cell table:style-name="Table3.B2" office:value-type="string">
            <text:p text:style-name="P5"/>
          </table:table-cell>
        </table:table-row>
        <table:table-row table:style-name="Table3.2">
          <table:table-cell table:style-name="Table3.A2" office:value-type="string">
            <text:p text:style-name="P5">Aceptado por:</text:p>
          </table:table-cell>
          <table:table-cell table:style-name="Table3.B2" office:value-type="string">
            <text:p text:style-name="P5"/>
          </table:table-cell>
        </table:table-row>
      </table:table>
      <text:p text:style-name="P16">.</text:p>
      <text:p text:style-name="P27"/>
      <text:p text:style-name="P16"/>
      <text:p text:style-name="P13"/>
      <text:p text:style-name="P14"/>
      <text:p text:style-name="P1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9"><text:a xlink:type="simple" xlink:href="#__RefHeading___Toc5081_1916464529" text:style-name="Index_20_Link" text:visited-style-name="Index_20_Link">1 Meeting summary<text:tab/>3</text:a></text:p>
          <text:p text:style-name="P19"><text:a xlink:type="simple" xlink:href="#__RefHeading___Toc750_260339726" text:style-name="Index_20_Link" text:visited-style-name="Index_20_Link">2 Review of Last Meeting Minutes<text:tab/>3</text:a></text:p>
          <text:p text:style-name="P19"><text:a xlink:type="simple" xlink:href="#__RefHeading___Toc752_260339726" text:style-name="Index_20_Link" text:visited-style-name="Index_20_Link">3 What was discused<text:tab/>3</text:a></text:p>
          <text:p text:style-name="P20"><text:a xlink:type="simple" xlink:href="#__RefHeading___Toc594_775800493" text:style-name="Index_20_Link" text:visited-style-name="Index_20_Link">3.1 Objetivos Marzo<text:tab/>3</text:a></text:p>
          <text:p text:style-name="P20"><text:a xlink:type="simple" xlink:href="#__RefHeading___Toc596_775800493" text:style-name="Index_20_Link" text:visited-style-name="Index_20_Link">3.2 Objetivos Abril<text:tab/>3</text:a></text:p>
        </text:index-body>
      </text:table-of-content>
      <text:p text:style-name="Index"/>
      <text:p text:style-name="Index"/>
      <text:h text:style-name="P21" text:outline-level="1"><text:bookmark-start text:name="__RefHeading___Toc5081_1916464529"/>Meeting summary<text:bookmark-end text:name="__RefHeading___Toc5081_1916464529"/></text:h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3">Meet number</text:p>
          </table:table-cell>
          <table:table-cell table:style-name="Table2.C1" office:value-type="string">
            <text:p text:style-name="P23">1</text:p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3">Date</text:p>
          </table:table-cell>
          <table:table-cell table:style-name="Table2.C2" office:value-type="string">
            <text:p text:style-name="P23">Su 3, March 2024</text:p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3">Time</text:p>
          </table:table-cell>
          <table:table-cell table:style-name="Table2.C2" office:value-type="string">
            <text:p text:style-name="P23">16:00 – 18:00, Chilean time</text:p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3">Meet objective</text:p>
          </table:table-cell>
          <table:table-cell table:style-name="Table2.C2" office:value-type="string">
            <text:p text:style-name="P23">General Overview</text:p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3">Attendees</text:p>
          </table:table-cell>
          <table:table-cell table:style-name="Table2.C2" office:value-type="string">
            <text:p text:style-name="P23">Gabriel Astudillo Roca</text:p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3"/>
          </table:table-cell>
          <table:table-cell table:style-name="Table2.C2" office:value-type="string">
            <text:p text:style-name="P23">René Astudillo Muñoz</text:p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3">Agenda</text:p>
          </table:table-cell>
          <table:table-cell table:style-name="Table2.C2" office:value-type="string">
            <text:p text:style-name="P23">None</text:p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3">Actions</text:p>
          </table:table-cell>
          <table:table-cell table:style-name="Table2.C2" office:value-type="string">
            <text:p text:style-name="P25">No clear</text:p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6">Next Meeting</text:p>
          </table:table-cell>
          <table:table-cell table:style-name="Table2.C2" office:value-type="string">
            <text:p text:style-name="P26">Fri 8, March 2024, <text:span text:style-name="T5">17:00 Chilean Time</text:span></text:p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3">This minute was prepared by</text:p>
          </table:table-cell>
          <table:table-cell table:style-name="Table2.C2" office:value-type="string">
            <text:p text:style-name="P23">René Astudillo</text:p>
          </table:table-cell>
        </table:table-row>
      </table:table>
      <text:p text:style-name="P28">.</text:p>
      <text:h text:style-name="Heading_20_1" text:outline-level="1"><text:bookmark-start text:name="__RefHeading___Toc750_260339726"/>Review of Last <text:span text:style-name="T3">M</text:span>eeting Minutes<text:bookmark-end text:name="__RefHeading___Toc750_260339726"/></text:h>
      <text:p text:style-name="P32">n/a</text:p>
      <text:h text:style-name="Heading_20_1" text:outline-level="1"><text:bookmark-start text:name="__RefHeading___Toc752_260339726"/>What was discused<text:bookmark-end text:name="__RefHeading___Toc752_260339726"/></text:h>
      <text:h text:style-name="Heading_20_2" text:outline-level="2"><text:bookmark-start text:name="__RefHeading___Toc594_775800493"/>Objetivos Marzo<text:bookmark-end text:name="__RefHeading___Toc594_775800493"/></text:h>
      <text:list xml:id="list3426169612" text:style-name="L9">
        <text:list-item>
          <text:p text:style-name="P30">Simular Operaciones en BingX (BingXST)</text:p>
        </text:list-item>
        <text:list-item>
          <text:p text:style-name="P30">Familizarzación/Aprendizaje con Exchange Broker</text:p>
          <text:list>
            <text:list-item>
              <text:p text:style-name="P30">Hacer trading en forma manual</text:p>
              <text:list>
                <text:list-item>
                  <text:p text:style-name="P30">Movil Exchange</text:p>
                </text:list-item>
                <text:list-item>
                  <text:p text:style-name="P30">Moneda UBST</text:p>
                </text:list-item>
                <text:list-item>
                  <text:p text:style-name="P30">Apalancamiento</text:p>
                </text:list-item>
                <text:list-item>
                  <text:p text:style-name="P30">Cuenta apalancada</text:p>
                </text:list-item>
              </text:list>
            </text:list-item>
          </text:list>
        </text:list-item>
        <text:list-item>
          <text:p text:style-name="P30">Familiarización en el uso Git comandos y Git Desktop</text:p>
        </text:list-item>
        <text:list-item>
          <text:p text:style-name="P30">Modelo Vista Controlador</text:p>
        </text:list-item>
      </text:list>
      <text:h text:style-name="Heading_20_2" text:outline-level="2"><text:bookmark-start text:name="__RefHeading___Toc596_775800493"/>Objetivos Abril<text:bookmark-end text:name="__RefHeading___Toc596_775800493"/></text:h>
      <text:list text:style-name="L10">
        <text:list-item>
          <text:p text:style-name="P31"><text:span text:style-name="T4">Programación de lo hecho manualmente durante Marzo</text:span></text:p>
        </text:list-item>
      </text:list>
      <text:h text:style-name="Heading_20_1" text:outline-level="1">Next Actions</text:h>
      <text:p text:style-name="P34">No defined</text:p>
      <text:p text:style-name="P33">&lt;EndOfMinute /&gt;</text:p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adornments="Bold" style:font-family-generic="swiss" style:font-pitch="variable"/>
    <style:font-face style:name="Verdana1" svg:font-family="Verdana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style:contextual-spacing="false" fo:line-height="115%"/>
      <style:text-properties style:font-name="Verdana1" fo:font-family="Verdana" style:font-style-name="Regular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01cm" style:contextual-spacing="false"/>
      <style:text-properties style:font-name="Verdana" fo:font-family="Verdana" style:font-style-name="Bold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left="1.3cm" fo:margin-right="0cm" fo:margin-top="0.199cm" fo:margin-bottom="0.101cm" style:contextual-spacing="false" fo:text-indent="-1.3cm" style:auto-text-indent="false" style:page-number="auto" fo:background-color="transparent" fo:keep-with-next="always">
        <style:tab-stops/>
      </style:paragraph-properties>
      <style:text-properties style:font-name="Verdana" fo:font-family="Verdana" style:font-style-name="Bold" style:font-family-generic="swiss" style:font-pitch="variable" fo:font-size="12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style-name="Regular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Liberation Mono1" fo:font-family="'Liberation Mono'" style:font-style-name="Regular" style:font-family-generic="modern" style:font-pitch="fixed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Table %10%: " style:num-prefix="Table " style:num-suffix=": 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ubtitle">
      <style:paragraph-properties fo:text-align="end" style:justify-single-word="false"/>
      <style:text-properties fo:font-size="10pt" style:text-underline-style="solid" style:text-underline-width="auto" style:text-underline-color="font-color" officeooo:rsid="0556328a" officeooo:paragraph-rsid="0556328a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officeooo:rsid="011531c9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file-name text:display="name-and-extension">meet_01_2024_03_03.odt</text:file-name></text:p>
      </style:header>
      <style:footer>
        <text:p text:style-name="MP2"><text:span text:style-name="MT1">Página </text:span><text:page-number text:select-page="current">2</text:page-number><text:s/><text:span text:style-name="MT1">de </text:span>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2:12:27.888786996</meta:creation-date>
    <dc:date>2024-03-08T10:39:58.688864134</dc:date>
    <meta:editing-duration>P17DT5H29M17S</meta:editing-duration>
    <meta:editing-cycles>1505</meta:editing-cycles>
    <meta:generator>LibreOffice/7.5.0.3$Linux_X86_64 LibreOffice_project/c21113d003cd3efa8c53188764377a8272d9d6de</meta:generator>
    <meta:document-statistic meta:table-count="3" meta:image-count="0" meta:object-count="0" meta:page-count="3" meta:paragraph-count="60" meta:word-count="192" meta:character-count="1103" meta:non-whitespace-character-count="986"/>
  </office:meta>
</office:document-meta>
</file>